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textarea-horizontal-align="justify" draw:textarea-vertical-align="middle" draw:auto-grow-height="false" fo:min-height="0.647cm" fo:min-width="3.31cm"/>
      <style:paragraph-properties style:writing-mode="lr-tb"/>
    </style:style>
    <style:style style:name="gr3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5.667cm" fo:min-width="1.22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1cm" fo:min-width="0.41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514cm" fo:min-width="5.595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232b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87cm" fo:min-width="0.43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fo:color="#3232bf" fo:font-weight="bold"/>
    </style:style>
    <style:style style:name="P2" style:family="paragraph">
      <style:paragraph-properties fo:text-align="center"/>
      <style:text-properties fo:color="#3232bf" style:font-name="Crimson Text" fo:font-weight="bold" style:font-size-asian="18pt" style:font-size-complex="18pt"/>
    </style:style>
    <style:style style:name="P3" style:family="paragraph">
      <style:paragraph-properties fo:text-align="center"/>
      <style:text-properties fo:color="#ffff00" fo:font-weight="bold"/>
    </style:style>
    <style:style style:name="P4" style:family="paragraph">
      <loext:graphic-properties draw:fill="solid" draw:fill-color="#3232bf"/>
      <style:paragraph-properties fo:text-align="center"/>
      <style:text-properties fo:color="#ffff00" fo:font-weight="bold"/>
    </style:style>
    <style:style style:name="P5" style:family="paragraph">
      <loext:graphic-properties draw:fill="solid" draw:fill-color="#ffff00"/>
      <style:paragraph-properties fo:text-align="center" style:writing-mode="lr-tb"/>
      <style:text-properties fo:color="#ffff00" fo:font-weight="bold"/>
    </style:style>
    <style:style style:name="P6" style:family="paragraph">
      <style:paragraph-properties fo:text-align="center" style:writing-mode="lr-tb"/>
      <style:text-properties fo:color="#ffff00" fo:font-weight="bold"/>
    </style:style>
    <style:style style:name="P7" style:family="paragraph">
      <loext:graphic-properties draw:fill="solid" draw:fill-color="#3232bf"/>
      <style:paragraph-properties fo:text-align="center" style:writing-mode="lr-tb"/>
      <style:text-properties fo:color="#ffff00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ffff00" fo:font-size="24pt" fo:font-weight="bold"/>
    </style:style>
    <style:style style:name="P10" style:family="paragraph">
      <loext:graphic-properties draw:fill="solid" draw:fill-color="#3232bf"/>
      <style:paragraph-properties fo:text-align="center"/>
      <style:text-properties fo:color="#ffff00" fo:font-size="24pt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fo:color="#ffff00" style:font-name="Crimson Text" fo:language="fr" fo:country="F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-0.509cm" svg:y="3.048cm">
          <text:p text:style-name="P1"><text:span text:style-name="T1">sent_p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897cm" svg:x="-0.182cm" svg:y="-0.026cm">
          <text:p text:style-name="P1"><text:span text:style-name="T1">lang_sc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-0.608cm" svg:y="5.148cm">
          <text:p text:style-name="P1"><text:span text:style-name="T1">doc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5.969cm" svg:x="5.6cm" svg:y="0.836cm">
          <text:p text:style-name="P3">50x2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1.149cm" svg:height="0.761cm" svg:x="0.888cm" svg:y="0.8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1.149cm" svg:height="0.761cm" svg:x="0.888cm" svg:y="1.9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347cm" svg:height="1.016cm" draw:transform="rotate (1.57585778162568) translate (4.2cm 7.008cm)">
          <text:p text:style-name="P6"><text:span text:style-name="T2">Concaténer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line" svg:x1="2.037cm" svg:y1="1.239cm" svg:x2="4.13cm" svg:y2="1.22cm" draw:start-shape="id1" draw:start-glue-point="1" svg:d="M2037 1239l2093-19" svg:viewBox="0 0 2094 20">
          <text:p/>
        </draw:connector>
        <draw:connector draw:style-name="gr6" draw:text-style-name="P8" draw:layer="layout" draw:type="line" svg:x1="2.037cm" svg:y1="2.339cm" svg:x2="4.117cm" svg:y2="2.314cm" draw:start-shape="id2" draw:start-glue-point="1" svg:d="M2037 2339l2080-25" svg:viewBox="0 0 2081 26">
          <text:p/>
        </draw:connector>
        <draw:custom-shape draw:style-name="gr7" draw:text-style-name="P10" xml:id="id3" draw:id="id3" draw:layer="layout" svg:width="1.397cm" svg:height="1.397cm" svg:x="7.497cm" svg:y="3.068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8.894cm" svg:y1="3.767cm" svg:x2="10.049cm" svg:y2="3.762cm" draw:start-shape="id3" draw:start-glue-point="10" svg:d="M8894 3767l1155-5" svg:viewBox="0 0 1156 6">
          <text:p/>
        </draw:connector>
        <draw:custom-shape draw:style-name="gr4" draw:text-style-name="P5" xml:id="id4" draw:id="id4" draw:layer="layout" svg:width="1.149cm" svg:height="0.761cm" svg:x="0.968cm" svg:y="4.0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line" svg:x1="2.117cm" svg:y1="4.439cm" svg:x2="4.197cm" svg:y2="4.414cm" draw:start-shape="id4" draw:start-glue-point="1" svg:d="M2117 4439l2080-25" svg:viewBox="0 0 2081 26">
          <text:p/>
        </draw:connector>
        <draw:custom-shape draw:style-name="gr4" draw:text-style-name="P5" xml:id="id5" draw:id="id5" draw:layer="layout" svg:width="1.149cm" svg:height="0.761cm" svg:x="0.868cm" svg:y="6.1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line" svg:x1="2.017cm" svg:y1="6.539cm" svg:x2="4.097cm" svg:y2="6.514cm" draw:start-shape="id5" draw:start-glue-point="1" svg:d="M2017 6539l2080-25" svg:viewBox="0 0 2081 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0.10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1</meta:editing-cycles>
    <dc:date>2020-10-22T23:39:07.673815903</dc:date>
    <meta:creation-date>2016-08-10T12:12:58</meta:creation-date>
    <meta:editing-duration>PT2H27M24S</meta:editing-duration>
    <meta:document-statistic meta:object-count="15"/>
    <meta:user-defined meta:name="email">kariminfo0@gmail.com</meta:user-defined>
  </office:meta>
</office:document-meta>
</file>